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c6a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ssier IH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8:44:58.804000000</meta:creation-date>
    <dc:date>2016-06-02T08:47:56.492000000</dc:date>
    <meta:editing-duration>PT3M8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0.0.5$Windows_X86_64 LibreOffice_project/1b1a90865e348b492231e1c451437d7a15bb262b</meta:generator>
  </office:meta>
</office:document-meta>
</file>